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officeooo:rsid="001dd1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🗣️ Defensa oral: ¿cómo presentar este proyecto?</text:p>
      <text:p text:style-name="P1"/>
      <text:p text:style-name="P1">Durante la defensa articular<text:span text:style-name="T1">é</text:span> <text:span text:style-name="T1">mi</text:span> discurso en 3 bloques principales:</text:p>
      <text:p text:style-name="P1"/>
      <text:p text:style-name="P1">### 🔹 1. Contexto y necesidad detectada</text:p>
      <text:p text:style-name="P1">- Explica<text:span text:style-name="T1">r</text:span> el problema de herramientas complejas en proyectos pequeños.</text:p>
      <text:p text:style-name="P1">- Justifica<text:span text:style-name="T1">r</text:span> la creación de DevOps Hub como solución adaptada.</text:p>
      <text:p text:style-name="P1"/>
      <text:p text:style-name="P1">### 🔹 2. Desarrollo y decisiones técnicas</text:p>
      <text:p text:style-name="P1">- Resum<text:span text:style-name="T1">ir</text:span> la arquitectura de tres capas.</text:p>
      <text:p text:style-name="P1">- M<text:span text:style-name="T1">ostrar</text:span> funcionalidades implementadas según las HU.</text:p>
      <text:p text:style-name="P1">- Comenta<text:span text:style-name="T1">r</text:span> los cambios iterativos y validaciones realizadas.</text:p>
      <text:p text:style-name="P1"/>
      <text:p text:style-name="P1">### 🔹 3. Despliegue y proyección futura</text:p>
      <text:p text:style-name="P1">- Dem<text:span text:style-name="T1">ostrar</text:span> que la app funciona en Render.</text:p>
      <text:p text:style-name="P1">- Exp<text:span text:style-name="T1">oner</text:span> posibles mejoras: roles de usuario, migración a PostgreSQL, etc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22:32:34.899000000</meta:creation-date>
    <dc:date>2025-06-17T22:33:46.213000000</dc:date>
    <meta:editing-duration>PT1M12S</meta:editing-duration>
    <meta:editing-cycles>1</meta:editing-cycles>
    <meta:generator>LibreOffice/24.8.7.2$Windows_X86_64 LibreOffice_project/e07d0a63a46349d29051da79b1fde8160bab2a89</meta:generator>
    <meta:document-statistic meta:table-count="0" meta:image-count="0" meta:object-count="0" meta:page-count="1" meta:paragraph-count="12" meta:word-count="100" meta:character-count="637" meta:non-whitespace-character-count="549"/>
  </office:meta>
</office:document-meta>
</file>